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721cm" table:align="left"/>
    </style:style>
    <style:style style:name="Table1.A" style:family="table-column">
      <style:table-column-properties style:column-width="7.061cm"/>
    </style:style>
    <style:style style:name="Table1.B" style:family="table-column">
      <style:table-column-properties style:column-width="7.66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0.086cm"/>
    </style:style>
    <style:style style:name="Table2.B" style:family="table-column">
      <style:table-column-properties style:column-width="6.91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2.76cm" table:align="left"/>
    </style:style>
    <style:style style:name="Table3.A" style:family="table-column">
      <style:table-column-properties style:column-width="4.052cm"/>
    </style:style>
    <style:style style:name="Table3.B" style:family="table-column">
      <style:table-column-properties style:column-width="8.70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5.785cm" table:align="left"/>
    </style:style>
    <style:style style:name="Table4.A" style:family="table-column">
      <style:table-column-properties style:column-width="6.11cm"/>
    </style:style>
    <style:style style:name="Table4.B" style:family="table-column">
      <style:table-column-properties style:column-width="9.675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77844" officeooo:paragraph-rsid="00077844"/>
    </style:style>
    <style:style style:name="P2" style:family="paragraph" style:parent-style-name="Standard">
      <style:text-properties officeooo:rsid="000999ec" officeooo:paragraph-rsid="000999ec"/>
    </style:style>
    <style:style style:name="P3" style:family="paragraph" style:parent-style-name="Heading_20_1">
      <style:text-properties fo:color="#000000" fo:font-size="12pt" fo:font-weight="bold" officeooo:rsid="000999ec" officeooo:paragraph-rsid="000cfeea" style:font-size-asian="12pt" style:font-weight-asian="bold" style:font-size-complex="12pt" style:font-weight-complex="bold"/>
    </style:style>
    <style:style style:name="P4" style:family="paragraph" style:parent-style-name="Heading_20_3">
      <style:text-properties officeooo:rsid="000999ec" officeooo:paragraph-rsid="000cfeea"/>
    </style:style>
    <style:style style:name="P5" style:family="paragraph" style:parent-style-name="Standard">
      <style:text-properties fo:color="#e8bf6a" style:font-name="JetBrains Mono" fo:font-size="10pt" fo:font-style="normal" fo:font-weight="normal" officeooo:rsid="000999ec" officeooo:paragraph-rsid="000999ec" style:font-size-asian="10pt" style:font-style-asian="normal" style:font-weight-asian="normal"/>
    </style:style>
    <style:style style:name="P6" style:family="paragraph" style:parent-style-name="Standard">
      <style:text-properties officeooo:rsid="00077844" officeooo:paragraph-rsid="00077844"/>
    </style:style>
    <style:style style:name="P7" style:family="paragraph" style:parent-style-name="Standard">
      <style:text-properties officeooo:rsid="000a0ecc" officeooo:paragraph-rsid="000a0ecc"/>
    </style:style>
    <style:style style:name="P8" style:family="paragraph" style:parent-style-name="Standard">
      <style:text-properties fo:font-weight="bold" officeooo:rsid="000a0ecc" officeooo:paragraph-rsid="000a0ecc" style:font-weight-asian="bold" style:font-weight-complex="bold"/>
    </style:style>
    <style:style style:name="P9" style:family="paragraph" style:parent-style-name="Standard">
      <style:text-properties officeooo:rsid="000999ec" officeooo:paragraph-rsid="000cfeea"/>
    </style:style>
    <style:style style:name="P10" style:family="paragraph" style:parent-style-name="Standard">
      <style:text-properties officeooo:rsid="000999ec" officeooo:paragraph-rsid="0011e5f4"/>
    </style:style>
    <style:style style:name="P11" style:family="paragraph" style:parent-style-name="Standard">
      <style:text-properties officeooo:rsid="000e322a" officeooo:paragraph-rsid="000e322a"/>
    </style:style>
    <style:style style:name="P12" style:family="paragraph" style:parent-style-name="Standard">
      <style:text-properties fo:color="#000000" fo:font-size="12pt" fo:font-weight="bold" officeooo:rsid="000999ec" officeooo:paragraph-rsid="0011e5f4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fo:font-size="11pt" fo:font-weight="bold" officeooo:rsid="000999ec" officeooo:paragraph-rsid="0011e5f4" style:font-size-asian="11pt" style:font-weight-asian="bold" style:font-size-complex="11pt" style:font-weight-complex="bold"/>
    </style:style>
    <style:style style:name="P14" style:family="paragraph" style:parent-style-name="Standard">
      <style:text-properties officeooo:paragraph-rsid="0011e5f4"/>
    </style:style>
    <style:style style:name="P15" style:family="paragraph" style:parent-style-name="Text_20_body">
      <style:text-properties officeooo:rsid="000a0ecc" officeooo:paragraph-rsid="000a0ecc"/>
    </style:style>
    <style:style style:name="P16" style:family="paragraph" style:parent-style-name="Text_20_body">
      <style:paragraph-properties fo:text-align="start" style:justify-single-word="false"/>
      <style:text-properties officeooo:rsid="000a0ecc" officeooo:paragraph-rsid="000a0ecc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 style:list-style-name="L2"/>
    <style:style style:name="P19" style:family="paragraph" style:parent-style-name="Text_20_body">
      <style:text-properties fo:color="#000000" fo:font-size="12pt" fo:font-weight="bold" officeooo:rsid="000999ec" officeooo:paragraph-rsid="000cfeea" style:font-size-asian="12pt" style:font-weight-asian="bold" style:font-size-complex="12pt" style:font-weight-complex="bold"/>
    </style:style>
    <style:style style:name="P20" style:family="paragraph" style:parent-style-name="Text_20_body">
      <style:text-properties fo:color="#000000" fo:font-size="12pt" fo:font-weight="normal" officeooo:rsid="000999ec" officeooo:paragraph-rsid="000cfeea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color="#000000" fo:font-size="15pt" fo:font-weight="bold" officeooo:rsid="00100fe6" officeooo:paragraph-rsid="00100fe6" style:font-size-asian="15pt" style:font-weight-asian="bold" style:font-size-complex="15pt" style:font-weight-complex="bold"/>
    </style:style>
    <style:style style:name="P22" style:family="paragraph" style:parent-style-name="Text_20_body">
      <style:text-properties officeooo:rsid="000e322a" officeooo:paragraph-rsid="000e322a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24" style:family="paragraph" style:parent-style-name="Text_20_body" style:list-style-name="L2">
      <style:paragraph-properties fo:margin-top="0cm" fo:margin-bottom="0cm" loext:contextual-spacing="false" fo:text-align="start" style:justify-single-word="false"/>
    </style:style>
    <style:style style:name="P25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font-style="normal" fo:font-weight="normal" officeooo:rsid="0011e5f4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normal" fo:font-weight="normal" officeooo:rsid="0011e5f4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style:font-size-asian="10pt" style:font-style-asian="normal"/>
    </style:style>
    <style:style style:name="T8" style:family="text">
      <style:text-properties fo:color="#a9b7c6" style:font-name="JetBrains Mono" fo:font-size="10pt" fo:font-style="normal" officeooo:rsid="0011e5f4" style:font-size-asian="10pt" style:font-style-asian="normal"/>
    </style:style>
    <style:style style:name="T9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a9b7c6" style:font-name="JetBrains Mono" fo:font-style="normal" style:font-style-asian="normal"/>
    </style:style>
    <style:style style:name="T12" style:family="text">
      <style:text-properties fo:color="#a9b7c6" style:font-name="JetBrains Mono" fo:font-style="normal" officeooo:rsid="0011e5f4" style:font-style-asian="normal"/>
    </style:style>
    <style:style style:name="T13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9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style:font-name="JetBrains Mono" fo:font-style="normal" style:font-style-asian="normal"/>
    </style:style>
    <style:style style:name="T30" style:family="text">
      <style:text-properties style:font-name="JetBrains Mono" fo:font-style="normal" officeooo:rsid="0011e5f4" style:font-style-asian="normal"/>
    </style:style>
    <style:style style:name="T31" style:family="text">
      <style:text-properties style:font-name="JetBrains Mono" fo:font-size="11pt" fo:font-style="normal" style:font-size-asian="11pt" style:font-style-asian="normal" style:font-size-complex="11pt"/>
    </style:style>
    <style:style style:name="T32" style:family="text">
      <style:text-properties officeooo:rsid="0011e5f4"/>
    </style:style>
    <style:style style:name="T33" style:family="text">
      <style:text-properties fo:color="#000000" fo:font-size="12pt" fo:font-weight="bold" officeooo:rsid="000999ec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orking with Buttons</text:p>
      <text:p text:style-name="P7"/>
      <text:p text:style-name="P15">Here, we are going to create two textfields and one button for sum of two numbers. If user clicks button, sum of two input values is displayed on the Toast. </text:p>
      <text:p text:style-name="Text_20_body">We can perform action on button using different types such as calling listener on button or adding onClick property of button in activity's xml file.</text:p>
      <text:p text:style-name="P7"/>
      <text:p text:style-name="P7"/>
      <text:p text:style-name="P16">button.setOnClickListener(new View.OnClickListener() {  </text:p>
      <text:p text:style-name="P23">@Override</text:p>
      <text:p text:style-name="P23"><text:tab/>public void onClick(View view) {  </text:p>
      <text:p text:style-name="P23">               //code  </text:p>
      <text:p text:style-name="P23">            }  </text:p>
      <text:p text:style-name="P17">});  </text:p>
      <text:p text:style-name="P17"/>
      <text:p text:style-name="P17"/>
      <text:p text:style-name="P17"/>
      <text:list xml:id="list1453110739" text:style-name="L2">
        <text:list-item>
          <text:p text:style-name="P24">&lt;Button</text:p>
        </text:list-item>
        <text:list-item>
          <text:p text:style-name="P25">android:onClick="methodName"</text:p>
        </text:list-item>
        <text:list-item>
          <text:p text:style-name="P18">/&gt;</text:p>
        </text:list-item>
      </text:list>
      <text:p text:style-name="P17"/>
      <text:p text:style-name="P7"/>
      <text:p text:style-name="P1"/>
      <text:p text:style-name="P1">Button 1</text:p>
      <text:p text:style-name="P1"/>
      <text:p text:style-name="P1">MainActivity</text:p>
      <text:p text:style-name="P1"/>
      <text:p text:style-name="P1"><text:span text:style-name="T1">package </text:span><text:span text:style-name="T4">com.example.button1</text:span><text:span text:style-name="T1">;</text:span><text:line-break/><text:line-break/><text:span text:style-name="T1">import </text:span><text:span text:style-name="T4">androidx.appcompat.app.AppCompatActivity</text:span><text:span text:style-name="T1">;</text:span><text:line-break/><text:span text:style-name="T1">import </text:span><text:span text:style-name="T4">android.os.Bundle</text:span><text:span text:style-name="T1">;</text:span><text:line-break/><text:span text:style-name="T1">import </text:span><text:span text:style-name="T4">android.view.View</text:span><text:span text:style-name="T1">;</text:span><text:line-break/><text:span text:style-name="T1">import </text:span><text:span text:style-name="T4">android.widget.Button</text:span><text:span text:style-name="T1">;</text:span><text:line-break/><text:span text:style-name="T1">import </text:span><text:span text:style-name="T4">android.widget.Toast</text:span><text:span text:style-name="T1">;</text:span><text:line-break/><text:line-break/><text:span text:style-name="T1">public class </text:span><text:span text:style-name="T4">MainActivity </text:span><text:span text:style-name="T1">extends </text:span><text:span text:style-name="T4">AppCompatActivity {</text:span><text:line-break/><text:line-break/><text:span text:style-name="T4"> <text:s text:c="3"/></text:span><text:span text:style-name="T13">@Override</text:span><text:line-break/><text:span text:style-name="T13"> <text:s text:c="3"/></text:span><text:span text:style-name="T1">protected void </text:span><text:span text:style-name="T15">onCreate</text:span><text:span text:style-name="T4">(Bundle savedInstanceState) {</text:span><text:line-break/><text:span text:style-name="T4"> <text:s text:c="7"/></text:span><text:span text:style-name="T1">super</text:span><text:span text:style-name="T4">.onCreate(savedInstanceState)</text:span><text:span text:style-name="T1">;</text:span><text:line-break/><text:span text:style-name="T1"> <text:s text:c="7"/></text:span><text:span text:style-name="T4">setContentView(R.layout.</text:span><text:span text:style-name="T17">activity_main</text:span><text:span text:style-name="T4">)</text:span><text:span text:style-name="T1">;</text:span><text:line-break/><text:line-break/><text:span text:style-name="T1"> <text:s text:c="7"/></text:span><text:span text:style-name="T4">Button button = findViewById(R.id.</text:span><text:span text:style-name="T17">button</text:span><text:span text:style-name="T4">)</text:span><text:span text:style-name="T1">;</text:span><text:line-break/><text:span text:style-name="T1"> <text:s text:c="7"/></text:span><text:span text:style-name="T4">button.setOnClickListener(</text:span><text:span text:style-name="T1">new </text:span><text:span text:style-name="T4">View.OnClickListener() {</text:span><text:line-break/><text:span text:style-name="T4"> <text:s text:c="11"/></text:span><text:span text:style-name="T13">@Override</text:span><text:line-break/><text:span text:style-name="T13"> <text:s text:c="11"/></text:span><text:span text:style-name="T1">public void </text:span><text:span text:style-name="T15">onClick</text:span><text:span text:style-name="T4">(View v) {</text:span><text:line-break/><text:span text:style-name="T4"> <text:s text:c="15"/></text:span><text:span text:style-name="T21">// Handle the button click event</text:span><text:line-break/><text:span text:style-name="T21"> <text:s text:c="15"/></text:span><text:span text:style-name="T4">showToast(</text:span><text:span text:style-name="T23">"Button Clicked!"</text:span><text:span text:style-name="T4">)</text:span><text:span text:style-name="T1">;</text:span><text:line-break/><text:soft-page-break/><text:span text:style-name="T1"> <text:s text:c="11"/></text:span><text:span text:style-name="T4">}</text:span><text:line-break/><text:span text:style-name="T4"> <text:s text:c="7"/>})</text:span><text:span text:style-name="T1">;</text:span><text:line-break/><text:span text:style-name="T1"> <text:s text:c="3"/></text:span><text:span text:style-name="T4">}</text:span><text:line-break/><text:line-break/><text:span text:style-name="T4"> <text:s text:c="3"/></text:span><text:span text:style-name="T1">private void </text:span><text:span text:style-name="T15">showToast</text:span><text:span text:style-name="T4">(String message) {</text:span><text:line-break/><text:span text:style-name="T4"> <text:s text:c="7"/>Toast.</text:span><text:span text:style-name="T9">makeText</text:span><text:span text:style-name="T4">(</text:span><text:span text:style-name="T1">this, </text:span><text:span text:style-name="T4">message</text:span><text:span text:style-name="T1">, </text:span><text:span text:style-name="T4">Toast.</text:span><text:span text:style-name="T17">LENGTH_SHORT</text:span><text:span text:style-name="T4">).show()</text:span><text:span text:style-name="T1">;</text:span><text:line-break/><text:span text:style-name="T1"> <text:s text:c="3"/></text:span><text:span text:style-name="T4">}</text:span><text:line-break/><text:span text:style-name="T4">}</text:span></text:p>
      <text:p text:style-name="P1"/>
      <text:p text:style-name="P1"/>
      <text:p text:style-name="P1">activity.xml</text:p>
      <text:p text:style-name="P1"/>
      <text:p text:style-name="P1"><text:span text:style-name="T25">&lt;?</text:span><text:span text:style-name="T27">xml version</text:span><text:span text:style-name="T23">="1.0" </text:span><text:span text:style-name="T27">encoding</text:span><text:span text:style-name="T23">="utf-8"</text:span><text:span text:style-name="T25">?&gt;</text:span><text:line-break/><text:span text:style-name="T25">&lt;RelativeLayout </text:span><text:span text:style-name="T27">xmlns:</text:span><text:span text:style-name="T19">android</text:span><text:span text:style-name="T23">="http://schemas.android.com/apk/res/android"</text:span><text:line-break/><text:span text:style-name="T23"> <text:s text:c="3"/></text:span><text:span text:style-name="T27">xmlns:</text:span><text:span text:style-name="T19">app</text:span><text:span text:style-name="T23">="http://schemas.android.com/apk/res-auto"</text:span><text:line-break/><text:span text:style-name="T23"> <text:s text:c="3"/></text:span><text:span text:style-name="T27">xmlns:</text:span><text:span text:style-name="T19">tools</text:span><text:span text:style-name="T23">="http://schemas.android.com/tools"</text:span><text:line-break/><text:span text:style-name="T23"> <text:s text:c="3"/></text:span><text:span text:style-name="T19">android</text:span><text:span text:style-name="T27">:layout_width</text:span><text:span text:style-name="T23">="match_parent"</text:span><text:line-break/><text:span text:style-name="T23"> <text:s text:c="3"/></text:span><text:span text:style-name="T19">android</text:span><text:span text:style-name="T27">:layout_height</text:span><text:span text:style-name="T23">="match_parent"</text:span><text:line-break/><text:span text:style-name="T23"> <text:s text:c="3"/></text:span><text:span text:style-name="T19">android</text:span><text:span text:style-name="T27">:padding</text:span><text:span text:style-name="T23">="16dp"</text:span><text:line-break/><text:span text:style-name="T23"> <text:s text:c="3"/></text:span><text:span text:style-name="T19">tools</text:span><text:span text:style-name="T27">:context</text:span><text:span text:style-name="T23">=".MainActivity"</text:span><text:span text:style-name="T25">&gt;</text:span><text:line-break/><text:line-break/><text:span text:style-name="T25"> <text:s text:c="3"/>&lt;Button</text:span><text:line-break/><text:span text:style-name="T25"> <text:s text:c="7"/></text:span><text:span text:style-name="T19">android</text:span><text:span text:style-name="T27">:id</text:span><text:span text:style-name="T23">="@+id/button"</text:span><text:line-break/><text:span text:style-name="T23"> <text:s text:c="7"/></text:span><text:span text:style-name="T19">android</text:span><text:span text:style-name="T27">:layout_width</text:span><text:span text:style-name="T23">="wrap_content"</text:span><text:line-break/><text:span text:style-name="T23"> <text:s text:c="7"/></text:span><text:span text:style-name="T19">android</text:span><text:span text:style-name="T27">:layout_height</text:span><text:span text:style-name="T23">="wrap_content"</text:span><text:line-break/><text:span text:style-name="T23"> <text:s text:c="7"/></text:span><text:span text:style-name="T19">android</text:span><text:span text:style-name="T27">:layout_centerInParent</text:span><text:span text:style-name="T23">="true"</text:span><text:line-break/><text:span text:style-name="T23"> <text:s text:c="7"/></text:span><text:span text:style-name="T19">android</text:span><text:span text:style-name="T27">:text</text:span><text:span text:style-name="T23">="Click Me" </text:span><text:span text:style-name="T25">/&gt;</text:span><text:line-break/><text:span text:style-name="T25">&lt;/RelativeLayout&gt;</text:span></text:p>
      <text:p text:style-name="P1"/>
      <text:p text:style-name="P1"/>
      <text:p text:style-name="P1"/>
      <text:p text:style-name="P1"/>
      <text:p text:style-name="P1"/>
      <text:p text:style-name="P2">Addition</text:p>
      <text:p text:style-name="P2"/>
      <text:p text:style-name="P2">Main Activity</text:p>
      <text:p text:style-name="P2"/>
      <text:p text:style-name="P2"><text:span text:style-name="T25">&lt;?</text:span><text:span text:style-name="T27">xml version</text:span><text:span text:style-name="T23">="1.0" </text:span><text:span text:style-name="T27">encoding</text:span><text:span text:style-name="T23">="utf-8"</text:span><text:span text:style-name="T25">?&gt;</text:span><text:line-break/><text:span text:style-name="T25">&lt;RelativeLayout </text:span><text:span text:style-name="T27">xmlns:</text:span><text:span text:style-name="T19">android</text:span><text:span text:style-name="T23">="http://schemas.android.com/apk/res/android"</text:span><text:line-break/><text:span text:style-name="T23"> <text:s text:c="3"/></text:span><text:span text:style-name="T27">xmlns:</text:span><text:span text:style-name="T19">app</text:span><text:span text:style-name="T23">="http://schemas.android.com/apk/res-auto"</text:span><text:line-break/><text:span text:style-name="T23"> <text:s text:c="3"/></text:span><text:span text:style-name="T27">xmlns:</text:span><text:span text:style-name="T19">tools</text:span><text:span text:style-name="T23">="http://schemas.android.com/tools"</text:span><text:line-break/><text:span text:style-name="T23"> <text:s text:c="3"/></text:span><text:span text:style-name="T19">android</text:span><text:span text:style-name="T27">:layout_width</text:span><text:span text:style-name="T23">="match_parent"</text:span><text:line-break/><text:span text:style-name="T23"> <text:s text:c="3"/></text:span><text:span text:style-name="T19">android</text:span><text:span text:style-name="T27">:layout_height</text:span><text:span text:style-name="T23">="match_parent"</text:span><text:line-break/><text:span text:style-name="T23"> <text:s text:c="3"/></text:span><text:span text:style-name="T19">android</text:span><text:span text:style-name="T27">:padding</text:span><text:span text:style-name="T23">="16dp"</text:span><text:line-break/><text:span text:style-name="T23"> <text:s text:c="3"/></text:span><text:span text:style-name="T19">tools</text:span><text:span text:style-name="T27">:context</text:span><text:span text:style-name="T23">=".MainActivity"</text:span><text:span text:style-name="T25">&gt;</text:span><text:line-break/><text:span text:style-name="T25"> <text:s text:c="3"/>&lt;EditText</text:span><text:line-break/><text:span text:style-name="T25"> <text:s text:c="7"/></text:span><text:span text:style-name="T19">android</text:span><text:span text:style-name="T27">:id</text:span><text:span text:style-name="T23">="@+id/editText1"</text:span><text:line-break/><text:span text:style-name="T23"> <text:s text:c="7"/></text:span><text:span text:style-name="T19">android</text:span><text:span text:style-name="T27">:layout_width</text:span><text:span text:style-name="T23">="wrap_content"</text:span><text:line-break/><text:span text:style-name="T23"> <text:s text:c="7"/></text:span><text:span text:style-name="T19">android</text:span><text:span text:style-name="T27">:layout_height</text:span><text:span text:style-name="T23">="wrap_content"</text:span><text:line-break/><text:span text:style-name="T23"> <text:s text:c="7"/></text:span><text:span text:style-name="T19">android</text:span><text:span text:style-name="T27">:layout_alignParentTop</text:span><text:span text:style-name="T23">="true"</text:span><text:line-break/><text:span text:style-name="T23"> <text:s text:c="7"/></text:span><text:span text:style-name="T19">android</text:span><text:span text:style-name="T27">:layout_centerHorizontal</text:span><text:span text:style-name="T23">="true"</text:span><text:line-break/><text:span text:style-name="T23"> <text:s text:c="7"/></text:span><text:span text:style-name="T19">android</text:span><text:span text:style-name="T27">:layout_marginTop</text:span><text:span text:style-name="T23">="61dp"</text:span><text:line-break/><text:span text:style-name="T23"> <text:s text:c="7"/></text:span><text:span text:style-name="T19">android</text:span><text:span text:style-name="T27">:ems</text:span><text:span text:style-name="T23">="10"</text:span><text:line-break/><text:span text:style-name="T23"> <text:s text:c="7"/></text:span><text:span text:style-name="T19">android</text:span><text:span text:style-name="T27">:inputType</text:span><text:span text:style-name="T23">="number"</text:span><text:line-break/><text:span text:style-name="T23"> <text:s text:c="7"/></text:span><text:span text:style-name="T19">tools</text:span><text:span text:style-name="T27">:layout_editor_absoluteX</text:span><text:span text:style-name="T23">="84dp"</text:span><text:line-break/><text:span text:style-name="T23"> <text:s text:c="7"/></text:span><text:span text:style-name="T19">tools</text:span><text:span text:style-name="T27">:layout_editor_absoluteY</text:span><text:span text:style-name="T23">="53dp" </text:span><text:span text:style-name="T25">/&gt;</text:span><text:line-break/><text:line-break/><text:span text:style-name="T25"> <text:s text:c="3"/>&lt;EditText</text:span><text:line-break/><text:span text:style-name="T25"> <text:s text:c="7"/></text:span><text:span text:style-name="T19">android</text:span><text:span text:style-name="T27">:id</text:span><text:span text:style-name="T23">="@+id/editText2"</text:span><text:line-break/><text:soft-page-break/><text:span text:style-name="T23"> <text:s text:c="7"/></text:span><text:span text:style-name="T19">android</text:span><text:span text:style-name="T27">:layout_width</text:span><text:span text:style-name="T23">="wrap_content"</text:span><text:line-break/><text:span text:style-name="T23"> <text:s text:c="7"/></text:span><text:span text:style-name="T19">android</text:span><text:span text:style-name="T27">:layout_height</text:span><text:span text:style-name="T23">="wrap_content"</text:span><text:line-break/><text:span text:style-name="T23"> <text:s text:c="7"/></text:span><text:span text:style-name="T19">android</text:span><text:span text:style-name="T27">:layout_below</text:span><text:span text:style-name="T23">="@+id/editText1"</text:span><text:line-break/><text:span text:style-name="T23"> <text:s text:c="7"/></text:span><text:span text:style-name="T19">android</text:span><text:span text:style-name="T27">:layout_centerHorizontal</text:span><text:span text:style-name="T23">="true"</text:span><text:line-break/><text:span text:style-name="T23"> <text:s text:c="7"/></text:span><text:span text:style-name="T19">android</text:span><text:span text:style-name="T27">:layout_marginTop</text:span><text:span text:style-name="T23">="32dp"</text:span><text:line-break/><text:span text:style-name="T23"> <text:s text:c="7"/></text:span><text:span text:style-name="T19">android</text:span><text:span text:style-name="T27">:ems</text:span><text:span text:style-name="T23">="10"</text:span><text:line-break/><text:span text:style-name="T23"> <text:s text:c="7"/></text:span><text:span text:style-name="T19">android</text:span><text:span text:style-name="T27">:inputType</text:span><text:span text:style-name="T23">="number"</text:span><text:line-break/><text:span text:style-name="T23"> <text:s text:c="7"/></text:span><text:span text:style-name="T19">tools</text:span><text:span text:style-name="T27">:layout_editor_absoluteX</text:span><text:span text:style-name="T23">="84dp"</text:span><text:line-break/><text:span text:style-name="T23"> <text:s text:c="7"/></text:span><text:span text:style-name="T19">tools</text:span><text:span text:style-name="T27">:layout_editor_absoluteY</text:span><text:span text:style-name="T23">="127dp" </text:span><text:span text:style-name="T25">/&gt;</text:span><text:line-break/><text:line-break/><text:span text:style-name="T25"> <text:s text:c="3"/>&lt;Button</text:span><text:line-break/><text:span text:style-name="T25"> <text:s text:c="7"/></text:span><text:span text:style-name="T19">android</text:span><text:span text:style-name="T27">:id</text:span><text:span text:style-name="T23">="@+id/button"</text:span><text:line-break/><text:span text:style-name="T23"> <text:s text:c="7"/></text:span><text:span text:style-name="T19">android</text:span><text:span text:style-name="T27">:layout_width</text:span><text:span text:style-name="T23">="wrap_content"</text:span><text:line-break/><text:span text:style-name="T23"> <text:s text:c="7"/></text:span><text:span text:style-name="T19">android</text:span><text:span text:style-name="T27">:layout_height</text:span><text:span text:style-name="T23">="wrap_content"</text:span><text:line-break/><text:span text:style-name="T23"> <text:s text:c="7"/></text:span><text:span text:style-name="T19">android</text:span><text:span text:style-name="T27">:layout_centerInParent</text:span><text:span text:style-name="T23">="true"</text:span><text:line-break/><text:span text:style-name="T23"> <text:s text:c="7"/></text:span><text:span text:style-name="T19">android</text:span><text:span text:style-name="T27">:text</text:span><text:span text:style-name="T23">="Click Me" </text:span><text:span text:style-name="T25">/&gt;</text:span><text:line-break/><text:span text:style-name="T25">&lt;/RelativeLayout&gt;</text:span></text:p>
      <text:p text:style-name="P5"/>
      <text:p text:style-name="P2"><text:line-break/></text:p>
      <text:p text:style-name="P2">activity.xml</text:p>
      <text:p text:style-name="P2"/>
      <text:p text:style-name="P9"><text:span text:style-name="T1">package </text:span><text:span text:style-name="T4">com.example.button1</text:span><text:span text:style-name="T1">;</text:span><text:line-break/><text:line-break/><text:span text:style-name="T1">import </text:span><text:span text:style-name="T4">androidx.appcompat.app.AppCompatActivity</text:span><text:span text:style-name="T1">;</text:span><text:line-break/><text:span text:style-name="T1">import </text:span><text:span text:style-name="T4">android.os.Bundle</text:span><text:span text:style-name="T1">;</text:span><text:line-break/><text:span text:style-name="T1">import </text:span><text:span text:style-name="T4">android.view.View</text:span><text:span text:style-name="T1">;</text:span><text:line-break/><text:span text:style-name="T1">import </text:span><text:span text:style-name="T4">android.widget.Button</text:span><text:span text:style-name="T1">;</text:span><text:line-break/><text:span text:style-name="T1">import </text:span><text:span text:style-name="T4">android.widget.Toast</text:span><text:span text:style-name="T1">;</text:span><text:line-break/><text:span text:style-name="T1">import </text:span><text:span text:style-name="T4">android.widget.EditText</text:span><text:span text:style-name="T1">;</text:span><text:line-break/><text:line-break/><text:span text:style-name="T1">public class </text:span><text:span text:style-name="T4">MainActivity </text:span><text:span text:style-name="T1">extends </text:span><text:span text:style-name="T4">AppCompatActivity {</text:span><text:line-break/><text:span text:style-name="T4"> <text:s text:c="3"/></text:span><text:span text:style-name="T1">private </text:span><text:span text:style-name="T4">EditText </text:span><text:span text:style-name="T19">edittext1</text:span><text:span text:style-name="T1">, </text:span><text:span text:style-name="T19">edittext2</text:span><text:span text:style-name="T1">;</text:span><text:line-break/><text:line-break/><text:span text:style-name="T1"> <text:s text:c="3"/></text:span><text:span text:style-name="T13">@Override</text:span><text:line-break/><text:span text:style-name="T13"> <text:s text:c="3"/></text:span><text:span text:style-name="T1">protected void </text:span><text:span text:style-name="T15">onCreate</text:span><text:span text:style-name="T4">(Bundle savedInstanceState) {</text:span><text:line-break/><text:span text:style-name="T4"> <text:s text:c="7"/></text:span><text:span text:style-name="T1">super</text:span><text:span text:style-name="T4">.onCreate(savedInstanceState)</text:span><text:span text:style-name="T1">;</text:span><text:line-break/><text:span text:style-name="T1"> <text:s text:c="7"/></text:span><text:span text:style-name="T4">setContentView(R.layout.</text:span><text:span text:style-name="T17">activity_main</text:span><text:span text:style-name="T4">)</text:span><text:span text:style-name="T1">;</text:span><text:line-break/><text:span text:style-name="T1"> <text:s text:c="7"/></text:span><text:span text:style-name="T19">edittext1 </text:span><text:span text:style-name="T4">= (EditText) findViewById(R.id.</text:span><text:span text:style-name="T17">editText1</text:span><text:span text:style-name="T4">)</text:span><text:span text:style-name="T1">;</text:span><text:line-break/><text:span text:style-name="T1"> <text:s text:c="7"/></text:span><text:span text:style-name="T19">edittext2 </text:span><text:span text:style-name="T4">= (EditText) findViewById(R.id.</text:span><text:span text:style-name="T17">editText2</text:span><text:span text:style-name="T4">)</text:span><text:span text:style-name="T1">;</text:span><text:line-break/><text:line-break/><text:span text:style-name="T1"> <text:s text:c="7"/></text:span><text:span text:style-name="T4">Button button = findViewById(R.id.</text:span><text:span text:style-name="T17">button</text:span><text:span text:style-name="T4">)</text:span><text:span text:style-name="T1">;</text:span><text:line-break/><text:span text:style-name="T1"> <text:s text:c="7"/></text:span><text:bookmark-start text:name="__DdeLink__1250_1680356127"/><text:span text:style-name="T4">button.setOnClickListener(</text:span><text:span text:style-name="T1">new </text:span><text:span text:style-name="T4">View.OnClickListener() {</text:span><text:line-break/><text:span text:style-name="T4"> <text:s text:c="11"/></text:span><text:span text:style-name="T13">@Override</text:span><text:line-break/><text:span text:style-name="T13"> <text:s text:c="11"/></text:span><text:span text:style-name="T1">public void </text:span><text:span text:style-name="T15">onClick</text:span><text:span text:style-name="T4">(View v) {</text:span><text:line-break/><text:span text:style-name="T4"> <text:s text:c="15"/></text:span><text:span text:style-name="T21">// Handle the button click event</text:span><text:line-break/><text:span text:style-name="T21"> <text:s text:c="15"/></text:span><text:span text:style-name="T4">String value1=</text:span><text:span text:style-name="T19">edittext1</text:span><text:span text:style-name="T4">.getText().toString()</text:span><text:span text:style-name="T1">;</text:span><text:line-break/><text:span text:style-name="T1"> <text:s text:c="15"/></text:span><text:span text:style-name="T4">String value2=</text:span><text:span text:style-name="T19">edittext2</text:span><text:span text:style-name="T4">.getText().toString()</text:span><text:span text:style-name="T1">;</text:span><text:line-break/><text:span text:style-name="T1"> <text:s text:c="15"/>int </text:span><text:span text:style-name="T4">a=Integer.</text:span><text:span text:style-name="T9">parseInt</text:span><text:span text:style-name="T4">(value1)</text:span><text:span text:style-name="T1">;</text:span><text:line-break/><text:span text:style-name="T1"> <text:s text:c="15"/>int </text:span><text:span text:style-name="T4">b=Integer.</text:span><text:span text:style-name="T9">parseInt</text:span><text:span text:style-name="T4">(value2)</text:span><text:span text:style-name="T1">;</text:span><text:line-break/><text:span text:style-name="T1"> <text:s text:c="15"/>int </text:span><text:span text:style-name="T4">sum=a+b</text:span><text:span text:style-name="T1">;</text:span><text:line-break/><text:span text:style-name="T1"> <text:s text:c="15"/></text:span><text:span text:style-name="T4">Toast.</text:span><text:span text:style-name="T9">makeText</text:span><text:span text:style-name="T4">(getApplicationContext()</text:span><text:span text:style-name="T1">,</text:span><text:span text:style-name="T4">String.</text:span><text:span text:style-name="T9">valueOf</text:span><text:span text:style-name="T4">(sum)</text:span><text:span text:style-name="T1">, </text:span><text:span text:style-name="T4">Toast.</text:span><text:span text:style-name="T17">LENGTH_LONG</text:span><text:span text:style-name="T4">).show()</text:span><text:span text:style-name="T1">;</text:span><text:line-break/><text:span text:style-name="T1"> <text:s text:c="11"/></text:span><text:span text:style-name="T4">}</text:span><text:line-break/><text:span text:style-name="T4"> <text:s text:c="7"/>})</text:span><text:span text:style-name="T1">;</text:span><text:bookmark-end text:name="__DdeLink__1250_1680356127"/><text:line-break/><text:span text:style-name="T1"> <text:s text:c="3"/></text:span><text:span text:style-name="T4">}</text:span><text:line-break/><text:line-break/><text:span text:style-name="T4"> <text:s text:c="3"/></text:span><text:span text:style-name="T1">private void </text:span><text:span text:style-name="T15">showToast</text:span><text:span text:style-name="T4">(String message) {</text:span><text:line-break/><text:span text:style-name="T4"> <text:s text:c="7"/>Toast.</text:span><text:span text:style-name="T9">makeText</text:span><text:span text:style-name="T4">(</text:span><text:span text:style-name="T1">this, </text:span><text:span text:style-name="T4">message</text:span><text:span text:style-name="T1">, </text:span><text:span text:style-name="T4">Toast.</text:span><text:span text:style-name="T17">LENGTH_SHORT</text:span><text:span text:style-name="T4">).show()</text:span><text:span text:style-name="T1">;</text:span><text:line-break/><text:soft-page-break/><text:span text:style-name="T1"> <text:s text:c="3"/></text:span><text:span text:style-name="T4">}</text:span><text:line-break/><text:span text:style-name="T4">}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h text:style-name="P3" text:outline-level="1"><text:span text:style-name="T29">Android Toast</text:span></text:h>
      <text:p text:style-name="P19"><text:span text:style-name="T29"/></text:p>
      <text:p text:style-name="P20"><text:span text:style-name="T31">Andorid Toast can be used to display information for the short period of time. A toast contains message to be displayed quickly and disappears after sometime.</text:span><text:span text:style-name="T29"> </text:span></text:p>
      <text:p text:style-name="Text_20_body">The android.widget.Toast class is the subclass of java.lang.Object class.</text:p>
      <text:p text:style-name="Text_20_body"/>
      <text:p text:style-name="Text_20_body">There are only 2 constants of Toast class which are given below.</text:p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94213778517888">
          <table:table-cell table:style-name="Table1.A1" office:value-type="string">
            <text:p text:style-name="Table_20_Contents">public static final int LENGTH_LONG</text:p>
          </table:table-cell>
          <table:table-cell table:style-name="Table1.A1" office:value-type="string">
            <text:p text:style-name="Table_20_Contents">displays view for the long duration of time.</text:p>
          </table:table-cell>
        </table:table-row>
        <table:table-row table:style-name="TableLine94213778517888">
          <table:table-cell table:style-name="Table1.A1" office:value-type="string">
            <text:p text:style-name="Table_20_Contents">public static final int LENGTH_SHORT</text:p>
          </table:table-cell>
          <table:table-cell table:style-name="Table1.A1" office:value-type="string">
            <text:p text:style-name="Table_20_Contents">displays view for the short duration of time.</text:p>
          </table:table-cell>
        </table:table-row>
      </table:table>
      <text:p text:style-name="Text_20_body"/>
      <text:p text:style-name="Text_20_body">The widely used methods of Toast class are given below</text:p>
      <text:p text:style-name="Text_20_body"/>
      <table:table table:name="Table2" table:style-name="Table2">
        <table:table-column table:style-name="Table2.A"/>
        <table:table-column table:style-name="Table2.B"/>
        <table:table-row table:style-name="TableLine94213708542368">
          <table:table-cell table:style-name="Table2.A1" office:value-type="string">
            <text:p text:style-name="Table_20_Contents">public static Toast makeText(Context context, CharSequence text, int duration)</text:p>
          </table:table-cell>
          <table:table-cell table:style-name="Table2.A1" office:value-type="string">
            <text:p text:style-name="Table_20_Contents">makes the toast containing text and duration.</text:p>
          </table:table-cell>
        </table:table-row>
        <table:table-row table:style-name="TableLine94213708542368">
          <table:table-cell table:style-name="Table2.A1" office:value-type="string">
            <text:p text:style-name="Table_20_Contents">public void show()</text:p>
          </table:table-cell>
          <table:table-cell table:style-name="Table2.A1" office:value-type="string">
            <text:p text:style-name="Table_20_Contents">displays toast.</text:p>
          </table:table-cell>
        </table:table-row>
        <table:table-row table:style-name="TableLine94213708542368">
          <table:table-cell table:style-name="Table2.A1" office:value-type="string">
            <text:p text:style-name="Table_20_Contents">public void setMargin (float horizontalMargin, float verticalMargin)</text:p>
          </table:table-cell>
          <table:table-cell table:style-name="Table2.A1" office:value-type="string">
            <text:p text:style-name="Table_20_Contents">changes the horizontal and vertical margin difference.</text:p>
          </table:table-cell>
        </table:table-row>
      </table:table>
      <text:p text:style-name="Text_20_body"/>
      <text:p text:style-name="Text_20_body"/>
      <text:p text:style-name="P22">MainActivity</text:p>
      <text:p text:style-name="P22"/>
      <text:p text:style-name="P11"><text:span text:style-name="T1">package </text:span><text:span text:style-name="T4">com.example.button1</text:span><text:span text:style-name="T1">;</text:span><text:line-break/><text:line-break/><text:span text:style-name="T1">import </text:span><text:span text:style-name="T4">androidx.appcompat.app.AppCompatActivity</text:span><text:span text:style-name="T1">;</text:span><text:line-break/><text:span text:style-name="T1">import </text:span><text:span text:style-name="T4">android.os.Bundle</text:span><text:span text:style-name="T1">;</text:span><text:line-break/><text:span text:style-name="T1">import </text:span><text:span text:style-name="T4">android.view.View</text:span><text:span text:style-name="T1">;</text:span><text:line-break/><text:span text:style-name="T1">import </text:span><text:span text:style-name="T4">android.widget.Button</text:span><text:span text:style-name="T1">;</text:span><text:line-break/><text:span text:style-name="T1">import </text:span><text:span text:style-name="T4">android.widget.Toast</text:span><text:span text:style-name="T1">;</text:span><text:line-break/><text:span text:style-name="T1">import </text:span><text:span text:style-name="T4">android.widget.EditText</text:span><text:span text:style-name="T1">;</text:span><text:line-break/><text:line-break/><text:span text:style-name="T1">public class </text:span><text:span text:style-name="T4">MainActivity </text:span><text:span text:style-name="T1">extends </text:span><text:span text:style-name="T4">AppCompatActivity {</text:span><text:line-break/><text:span text:style-name="T4"> <text:s text:c="3"/></text:span><text:span text:style-name="T1">private </text:span><text:span text:style-name="T4">EditText </text:span><text:span text:style-name="T19">edittext1</text:span><text:span text:style-name="T1">, </text:span><text:span text:style-name="T19">edittext2</text:span><text:span text:style-name="T1">;</text:span><text:line-break/><text:line-break/><text:span text:style-name="T1"> <text:s text:c="3"/></text:span><text:span text:style-name="T13">@Override</text:span><text:line-break/><text:soft-page-break/><text:span text:style-name="T13"> <text:s text:c="3"/></text:span><text:span text:style-name="T1">protected void </text:span><text:span text:style-name="T15">onCreate</text:span><text:span text:style-name="T4">(Bundle savedInstanceState) {</text:span><text:line-break/><text:span text:style-name="T4"> <text:s text:c="7"/></text:span><text:span text:style-name="T1">super</text:span><text:span text:style-name="T4">.onCreate(savedInstanceState)</text:span><text:span text:style-name="T1">;</text:span><text:line-break/><text:span text:style-name="T1"> <text:s text:c="7"/></text:span><text:span text:style-name="T4">setContentView(R.layout.</text:span><text:span text:style-name="T17">activity_main</text:span><text:span text:style-name="T4">)</text:span><text:span text:style-name="T1">;</text:span><text:line-break/><text:line-break/><text:span text:style-name="T21">// <text:s text:c="15"/>Toast.makeText(getApplicationContext(),String.valueOf(sum), Toast.LENGTH_LONG).show();</text:span><text:line-break/><text:span text:style-name="T21"> <text:s text:c="7"/></text:span><text:span text:style-name="T4">Toast.</text:span><text:span text:style-name="T9">makeText</text:span><text:span text:style-name="T4">(getApplicationContext()</text:span><text:span text:style-name="T1">,</text:span><text:span text:style-name="T23">"Hello Javatpoint"</text:span><text:span text:style-name="T1">,</text:span><text:span text:style-name="T4">Toast.</text:span><text:span text:style-name="T17">LENGTH_SHORT</text:span><text:span text:style-name="T4">).show()</text:span><text:span text:style-name="T1">;</text:span><text:line-break/><text:span text:style-name="T1"> <text:s text:c="3"/></text:span><text:span text:style-name="T4">}</text:span><text:line-break/><text:line-break/><text:span text:style-name="T4"> <text:s text:c="3"/>}</text:span></text:p>
      <text:p text:style-name="P11"/>
      <text:p text:style-name="P11"/>
      <text:p text:style-name="P11">activity_main.xml</text:p>
      <text:p text:style-name="P11"/>
      <text:p text:style-name="P11"><text:span text:style-name="T25">&lt;?</text:span><text:span text:style-name="T27">xml version</text:span><text:span text:style-name="T23">="1.0" </text:span><text:span text:style-name="T27">encoding</text:span><text:span text:style-name="T23">="utf-8"</text:span><text:span text:style-name="T25">?&gt;</text:span><text:line-break/><text:span text:style-name="T25">&lt;RelativeLayout </text:span><text:span text:style-name="T27">xmlns:</text:span><text:span text:style-name="T19">android</text:span><text:span text:style-name="T23">="http://schemas.android.com/apk/res/android"</text:span><text:line-break/><text:span text:style-name="T23"> <text:s text:c="3"/></text:span><text:span text:style-name="T27">xmlns:</text:span><text:span text:style-name="T19">app</text:span><text:span text:style-name="T23">="http://schemas.android.com/apk/res-auto"</text:span><text:line-break/><text:span text:style-name="T23"> <text:s text:c="3"/></text:span><text:span text:style-name="T27">xmlns:</text:span><text:span text:style-name="T19">tools</text:span><text:span text:style-name="T23">="http://schemas.android.com/tools"</text:span><text:line-break/><text:span text:style-name="T23"> <text:s text:c="3"/></text:span><text:span text:style-name="T19">android</text:span><text:span text:style-name="T27">:layout_width</text:span><text:span text:style-name="T23">="match_parent"</text:span><text:line-break/><text:span text:style-name="T23"> <text:s text:c="3"/></text:span><text:span text:style-name="T19">android</text:span><text:span text:style-name="T27">:layout_height</text:span><text:span text:style-name="T23">="match_parent"</text:span><text:line-break/><text:span text:style-name="T23"> <text:s text:c="3"/></text:span><text:span text:style-name="T19">android</text:span><text:span text:style-name="T27">:padding</text:span><text:span text:style-name="T23">="100dp"</text:span><text:line-break/><text:span text:style-name="T23"> <text:s text:c="3"/></text:span><text:span text:style-name="T19">tools</text:span><text:span text:style-name="T27">:context</text:span><text:span text:style-name="T23">=".MainActivity"</text:span><text:span text:style-name="T25">&gt;</text:span><text:line-break/><text:line-break/><text:span text:style-name="T25"> <text:s text:c="3"/>&lt;TextView</text:span><text:line-break/><text:span text:style-name="T25"> <text:s text:c="7"/></text:span><text:span text:style-name="T19">android</text:span><text:span text:style-name="T27">:id</text:span><text:span text:style-name="T23">="@+id/textView"</text:span><text:line-break/><text:span text:style-name="T23"> <text:s text:c="7"/></text:span><text:span text:style-name="T19">android</text:span><text:span text:style-name="T27">:layout_width</text:span><text:span text:style-name="T23">="311dp"</text:span><text:line-break/><text:span text:style-name="T23"> <text:s text:c="7"/></text:span><text:span text:style-name="T19">android</text:span><text:span text:style-name="T27">:layout_height</text:span><text:span text:style-name="T23">="151dp"</text:span><text:line-break/><text:span text:style-name="T23"> <text:s text:c="7"/></text:span><text:span text:style-name="T19">android</text:span><text:span text:style-name="T27">:layout_alignParentStart</text:span><text:span text:style-name="T23">="true"</text:span><text:line-break/><text:span text:style-name="T23"> <text:s text:c="7"/></text:span><text:span text:style-name="T19">android</text:span><text:span text:style-name="T27">:layout_alignParentTop</text:span><text:span text:style-name="T23">="true"</text:span><text:line-break/><text:span text:style-name="T23"> <text:s text:c="7"/></text:span><text:span text:style-name="T19">android</text:span><text:span text:style-name="T27">:layout_marginStart</text:span><text:span text:style-name="T23">="0dp"</text:span><text:line-break/><text:span text:style-name="T23"> <text:s text:c="7"/></text:span><text:span text:style-name="T19">android</text:span><text:span text:style-name="T27">:layout_marginTop</text:span><text:span text:style-name="T23">="149dp"</text:span><text:line-break/><text:span text:style-name="T23"> <text:s text:c="7"/></text:span><text:span text:style-name="T19">android</text:span><text:span text:style-name="T27">:text</text:span><text:span text:style-name="T23">="@string/Hello" </text:span><text:span text:style-name="T25">/&gt;</text:span><text:line-break/><text:span text:style-name="T25">&lt;/RelativeLayout&gt;</text:span><text:line-break/></text:p>
      <text:p text:style-name="P11"/>
      <text:p text:style-name="P21"><text:span text:style-name="T29">Toggle Button</text:span></text:p>
      <text:h text:style-name="P4" text:outline-level="3"><text:span text:style-name="T4">XML Attributes of ToggleButton class</text:span></text:h>
      <text:p text:style-name="Text_20_body">The 3 XML attributes of ToggleButton class.</text:p>
      <table:table table:name="Table3" table:style-name="Table3">
        <table:table-column table:style-name="Table3.A"/>
        <table:table-column table:style-name="Table3.B"/>
        <table:table-row table:style-name="TableLine94213780706048">
          <table:table-cell table:style-name="Table3.A1" office:value-type="string">
            <text:p text:style-name="Table_20_Heading">XML Attribute</text:p>
          </table:table-cell>
          <table:table-cell table:style-name="Table3.A1" office:value-type="string">
            <text:p text:style-name="Table_20_Heading">Description</text:p>
          </table:table-cell>
        </table:table-row>
        <table:table-row table:style-name="TableLine94213780706048">
          <table:table-cell table:style-name="Table3.A1" office:value-type="string">
            <text:p text:style-name="Table_20_Contents">android:disabledAlpha</text:p>
          </table:table-cell>
          <table:table-cell table:style-name="Table3.A1" office:value-type="string">
            <text:p text:style-name="Table_20_Contents">The alpha to apply to the indicator when disabled.</text:p>
          </table:table-cell>
        </table:table-row>
        <table:table-row table:style-name="TableLine94213780706048">
          <table:table-cell table:style-name="Table3.A1" office:value-type="string">
            <text:p text:style-name="Table_20_Contents">android:textOff</text:p>
          </table:table-cell>
          <table:table-cell table:style-name="Table3.A1" office:value-type="string">
            <text:p text:style-name="Table_20_Contents">The text for the button when it is not checked.</text:p>
          </table:table-cell>
        </table:table-row>
        <table:table-row table:style-name="TableLine94213780706048">
          <table:table-cell table:style-name="Table3.A1" office:value-type="string">
            <text:p text:style-name="Table_20_Contents">android:textOn</text:p>
          </table:table-cell>
          <table:table-cell table:style-name="Table3.A1" office:value-type="string">
            <text:p text:style-name="Table_20_Contents">The text for the button when it is checked.</text:p>
          </table:table-cell>
        </table:table-row>
      </table:table>
      <text:h text:style-name="Heading_20_3" text:outline-level="3">Methods of ToggleButton class</text:h>
      <text:p text:style-name="Text_20_body">The widely used methods of ToggleButton class are given below.</text:p>
      <table:table table:name="Table4" table:style-name="Table4">
        <table:table-column table:style-name="Table4.A"/>
        <table:table-column table:style-name="Table4.B"/>
        <table:table-row table:style-name="TableLine94213782637040">
          <table:table-cell table:style-name="Table4.A1" office:value-type="string">
            <text:p text:style-name="Table_20_Heading">Method</text:p>
          </table:table-cell>
          <table:table-cell table:style-name="Table4.A1" office:value-type="string">
            <text:p text:style-name="Table_20_Heading">Description</text:p>
          </table:table-cell>
        </table:table-row>
        <table:table-row table:style-name="TableLine94213782637040">
          <table:table-cell table:style-name="Table4.A1" office:value-type="string">
            <text:p text:style-name="Table_20_Contents">CharSequence getTextOff()</text:p>
          </table:table-cell>
          <table:table-cell table:style-name="Table4.A1" office:value-type="string">
            <text:p text:style-name="Table_20_Contents">Returns the text when button is not in the checked state.</text:p>
          </table:table-cell>
        </table:table-row>
        <table:table-row table:style-name="TableLine94213782637040">
          <table:table-cell table:style-name="Table4.A1" office:value-type="string">
            <text:p text:style-name="Table_20_Contents">CharSequence getTextOn()</text:p>
          </table:table-cell>
          <table:table-cell table:style-name="Table4.A1" office:value-type="string">
            <text:p text:style-name="Table_20_Contents">Returns the text for when button is in the checked state.</text:p>
          </table:table-cell>
        </table:table-row>
        <table:table-row table:style-name="TableLine94213782637040">
          <table:table-cell table:style-name="Table4.A1" office:value-type="string">
            <text:p text:style-name="Table_20_Contents">void setChecked(boolean checked)</text:p>
          </table:table-cell>
          <table:table-cell table:style-name="Table4.A1" office:value-type="string">
            <text:p text:style-name="Table_20_Contents">Changes the checked state of this button.</text:p>
          </table:table-cell>
        </table:table-row>
      </table:table>
      <text:p text:style-name="P9"><text:span text:style-name="T4"/></text:p>
      <text:p text:style-name="P9"><text:span text:style-name="T4"/></text:p>
      <text:p text:style-name="P9"><text:span text:style-name="T4"/></text:p>
      <text:p text:style-name="P9"><text:soft-page-break/><text:span text:style-name="T6"/></text:p>
      <text:p text:style-name="P13"><text:span text:style-name="T30">MainActivity</text:span></text:p>
      <text:p text:style-name="P12"><text:span text:style-name="T30"/></text:p>
      <text:p text:style-name="P12"><text:span text:style-name="T3">package </text:span><text:span text:style-name="T4">com.example.button1</text:span><text:span text:style-name="T1">;</text:span><text:line-break/><text:line-break/><text:span text:style-name="T1">import </text:span><text:span text:style-name="T4">androidx.appcompat.app.AppCompatActivity</text:span><text:span text:style-name="T1">;</text:span><text:line-break/><text:line-break/><text:span text:style-name="T1">import </text:span><text:span text:style-name="T4">android.annotation.</text:span><text:span text:style-name="T13">SuppressLint</text:span><text:span text:style-name="T1">;</text:span><text:line-break/><text:span text:style-name="T1">import </text:span><text:span text:style-name="T4">android.os.Bundle</text:span><text:span text:style-name="T1">;</text:span><text:line-break/><text:span text:style-name="T1">import </text:span><text:span text:style-name="T4">android.view.View</text:span><text:span text:style-name="T1">;</text:span><text:line-break/><text:span text:style-name="T1">import </text:span><text:span text:style-name="T4">android.widget.Button</text:span><text:span text:style-name="T1">;</text:span><text:line-break/><text:span text:style-name="T1">import </text:span><text:span text:style-name="T4">android.widget.Toast</text:span><text:span text:style-name="T1">;</text:span><text:line-break/><text:span text:style-name="T1">import </text:span><text:span text:style-name="T4">android.widget.ToggleButton</text:span><text:span text:style-name="T1">;</text:span><text:line-break/><text:line-break/><text:span text:style-name="T1">public class </text:span><text:span text:style-name="T4">MainActivity </text:span><text:span text:style-name="T1">extends </text:span><text:span text:style-name="T4">AppCompatActivity {</text:span><text:line-break/><text:span text:style-name="T4"> <text:s text:c="3"/></text:span><text:span text:style-name="T1">private </text:span><text:span text:style-name="T4">ToggleButton </text:span><text:span text:style-name="T19">toggleButton1</text:span><text:span text:style-name="T1">, </text:span><text:span text:style-name="T19">toggleButton2</text:span><text:span text:style-name="T1">;</text:span><text:line-break/><text:span text:style-name="T1"> <text:s text:c="3"/>private </text:span><text:span text:style-name="T4">Button </text:span><text:span text:style-name="T19">buttonSubmit</text:span><text:span text:style-name="T1">;</text:span><text:line-break/><text:line-break/><text:span text:style-name="T1"> <text:s text:c="3"/></text:span><text:span text:style-name="T13">@SuppressLint</text:span><text:span text:style-name="T4">(</text:span><text:span text:style-name="T23">"MissingInflatedId"</text:span><text:span text:style-name="T4">)</text:span><text:line-break/><text:span text:style-name="T4"> <text:s text:c="3"/></text:span><text:span text:style-name="T13">@Override</text:span><text:line-break/><text:span text:style-name="T13"> <text:s text:c="3"/></text:span><text:span text:style-name="T1">protected void </text:span><text:span text:style-name="T15">onCreate</text:span><text:span text:style-name="T4">(Bundle savedInstanceState) {</text:span><text:line-break/><text:span text:style-name="T4"> <text:s text:c="7"/></text:span><text:span text:style-name="T1">super</text:span><text:span text:style-name="T4">.onCreate(savedInstanceState)</text:span><text:span text:style-name="T1">;</text:span><text:line-break/><text:span text:style-name="T1"> <text:s text:c="7"/></text:span><text:span text:style-name="T4">setContentView(R.layout.</text:span><text:span text:style-name="T17">activity_main</text:span><text:span text:style-name="T4">)</text:span><text:span text:style-name="T1">;</text:span><text:line-break/><text:span text:style-name="T1"> <text:s text:c="7"/></text:span><text:span text:style-name="T19">toggleButton1</text:span><text:span text:style-name="T4">=(ToggleButton)findViewById(R.id.</text:span><text:span text:style-name="T17">toggleButton</text:span><text:span text:style-name="T4">)</text:span><text:span text:style-name="T1">;</text:span><text:line-break/><text:span text:style-name="T1"> <text:s text:c="7"/></text:span><text:span text:style-name="T19">toggleButton2</text:span><text:span text:style-name="T4">=(ToggleButton)findViewById(R.id.</text:span><text:span text:style-name="T17">toggleButton2</text:span><text:span text:style-name="T4">)</text:span><text:span text:style-name="T1">;</text:span><text:line-break/><text:span text:style-name="T1"> <text:s text:c="7"/></text:span><text:span text:style-name="T19">buttonSubmit</text:span><text:span text:style-name="T4">=(Button)findViewById(R.id.</text:span><text:span text:style-name="T17">button</text:span><text:span text:style-name="T4">)</text:span><text:span text:style-name="T1">;</text:span><text:line-break/><text:span text:style-name="T1"> <text:s text:c="7"/></text:span><text:span text:style-name="T19">buttonSubmit</text:span><text:span text:style-name="T4">.setOnClickListener(</text:span><text:span text:style-name="T1">new </text:span><text:span text:style-name="T4">View.OnClickListener() {</text:span><text:line-break/><text:span text:style-name="T4"> <text:s text:c="11"/></text:span><text:span text:style-name="T13">@Override</text:span><text:line-break/><text:span text:style-name="T13"> <text:s text:c="11"/></text:span><text:span text:style-name="T1">public void </text:span><text:span text:style-name="T15">onClick</text:span><text:span text:style-name="T4">(View v) {</text:span><text:line-break/><text:span text:style-name="T4"> <text:s text:c="15"/>StringBuilder result = </text:span><text:span text:style-name="T1">new </text:span><text:span text:style-name="T4">StringBuilder()</text:span><text:span text:style-name="T1">;</text:span><text:line-break/><text:span text:style-name="T1"> <text:s text:c="15"/></text:span><text:span text:style-name="T4">result.append(</text:span><text:span text:style-name="T23">"ToggleButton1 : "</text:span><text:span text:style-name="T4">).append(</text:span><text:span text:style-name="T19">toggleButton1</text:span><text:span text:style-name="T4">.getText())</text:span><text:span text:style-name="T1">;</text:span><text:line-break/><text:span text:style-name="T1"> <text:s text:c="15"/></text:span><text:span text:style-name="T4">result.append(</text:span><text:span text:style-name="T23">"</text:span><text:span text:style-name="T1">\n</text:span><text:span text:style-name="T23">ToggleButton2 : "</text:span><text:span text:style-name="T4">).append(</text:span><text:span text:style-name="T19">toggleButton2</text:span><text:span text:style-name="T4">.getText())</text:span><text:span text:style-name="T1">;</text:span><text:line-break/><text:span text:style-name="T1"> <text:s text:c="15"/></text:span><text:span text:style-name="T21">//Displaying the message in toast</text:span><text:line-break/><text:span text:style-name="T21"> <text:s text:c="15"/></text:span><text:span text:style-name="T4">Toast.</text:span><text:span text:style-name="T9">makeText</text:span><text:span text:style-name="T4">(getApplicationContext()</text:span><text:span text:style-name="T1">, </text:span><text:span text:style-name="T4">result.toString()</text:span><text:span text:style-name="T1">,</text:span><text:span text:style-name="T4">Toast.</text:span><text:span text:style-name="T17">LENGTH_LONG</text:span><text:span text:style-name="T4">).show()</text:span><text:span text:style-name="T1">;</text:span><text:line-break/><text:line-break/><text:span text:style-name="T1"> <text:s text:c="11"/></text:span><text:span text:style-name="T4">}</text:span><text:line-break/><text:span text:style-name="T4"> <text:s text:c="7"/>})</text:span><text:span text:style-name="T1">;</text:span><text:line-break/><text:line-break/><text:line-break/><text:line-break/><text:span text:style-name="T1"> <text:s text:c="3"/></text:span><text:span text:style-name="T4">}</text:span><text:line-break/><text:line-break/><text:span text:style-name="T4"> <text:s text:c="3"/>}</text:span><text:line-break/></text:p>
      <text:p text:style-name="P12"><text:span text:style-name="T32">activity_main.xml</text:span></text:p>
      <text:p text:style-name="P12"/>
      <text:p text:style-name="P12"><text:span text:style-name="T25">&lt;?</text:span><text:span text:style-name="T27">xml version</text:span><text:span text:style-name="T23">="1.0" </text:span><text:span text:style-name="T27">encoding</text:span><text:span text:style-name="T23">="utf-8"</text:span><text:span text:style-name="T25">?&gt;</text:span><text:line-break/><text:span text:style-name="T25">&lt;RelativeLayout </text:span><text:span text:style-name="T27">xmlns:</text:span><text:span text:style-name="T19">android</text:span><text:span text:style-name="T23">="http://schemas.android.com/apk/res/android"</text:span><text:line-break/><text:span text:style-name="T23"> <text:s text:c="3"/></text:span><text:span text:style-name="T27">xmlns:</text:span><text:span text:style-name="T19">app</text:span><text:span text:style-name="T23">="http://schemas.android.com/apk/res-auto"</text:span><text:line-break/><text:span text:style-name="T23"> <text:s text:c="3"/></text:span><text:span text:style-name="T27">xmlns:</text:span><text:span text:style-name="T19">tools</text:span><text:span text:style-name="T23">="http://schemas.android.com/tools"</text:span><text:line-break/><text:span text:style-name="T23"> <text:s text:c="3"/></text:span><text:span text:style-name="T19">android</text:span><text:span text:style-name="T27">:layout_width</text:span><text:span text:style-name="T23">="match_parent"</text:span><text:line-break/><text:span text:style-name="T23"> <text:s text:c="3"/></text:span><text:span text:style-name="T19">android</text:span><text:span text:style-name="T27">:layout_height</text:span><text:span text:style-name="T23">="match_parent"</text:span><text:line-break/><text:span text:style-name="T23"> <text:s text:c="3"/></text:span><text:span text:style-name="T19">android</text:span><text:span text:style-name="T27">:padding</text:span><text:span text:style-name="T23">="100dp"</text:span><text:line-break/><text:span text:style-name="T23"> <text:s text:c="3"/></text:span><text:span text:style-name="T19">tools</text:span><text:span text:style-name="T27">:context</text:span><text:span text:style-name="T23">=".MainActivity"</text:span><text:span text:style-name="T25">&gt;</text:span><text:line-break/><text:line-break/><text:line-break/><text:span text:style-name="T25"> <text:s text:c="3"/>&lt;ToggleButton</text:span><text:line-break/><text:span text:style-name="T25"> <text:s text:c="7"/></text:span><text:span text:style-name="T19">android</text:span><text:span text:style-name="T27">:id</text:span><text:span text:style-name="T23">="@+id/toggleButton"</text:span><text:line-break/><text:soft-page-break/><text:span text:style-name="T23"> <text:s text:c="7"/></text:span><text:span text:style-name="T19">android</text:span><text:span text:style-name="T27">:layout_width</text:span><text:span text:style-name="T23">="wrap_content"</text:span><text:line-break/><text:span text:style-name="T23"> <text:s text:c="7"/></text:span><text:span text:style-name="T19">android</text:span><text:span text:style-name="T27">:layout_height</text:span><text:span text:style-name="T23">="wrap_content"</text:span><text:line-break/><text:span text:style-name="T23"> <text:s text:c="7"/></text:span><text:span text:style-name="T19">android</text:span><text:span text:style-name="T27">:layout_alignParentTop</text:span><text:span text:style-name="T23">="true"</text:span><text:line-break/><text:span text:style-name="T23"> <text:s text:c="7"/></text:span><text:span text:style-name="T19">android</text:span><text:span text:style-name="T27">:layout_marginTop</text:span><text:span text:style-name="T23">="100dp"</text:span><text:line-break/><text:span text:style-name="T23"> <text:s text:c="7"/></text:span><text:span text:style-name="T19">android</text:span><text:span text:style-name="T27">:textOff</text:span><text:span text:style-name="T23">="OFF"</text:span><text:line-break/><text:span text:style-name="T23"> <text:s text:c="7"/></text:span><text:span text:style-name="T19">android</text:span><text:span text:style-name="T27">:textOn</text:span><text:span text:style-name="T23">="ON"</text:span><text:line-break/><text:span text:style-name="T23"> <text:s text:c="7"/></text:span><text:span text:style-name="T19">android</text:span><text:span text:style-name="T27">:text</text:span><text:span text:style-name="T23">="ToggleButton" </text:span><text:span text:style-name="T25">/&gt;</text:span><text:line-break/><text:line-break/><text:span text:style-name="T25"> <text:s text:c="3"/>&lt;ToggleButton</text:span><text:line-break/><text:span text:style-name="T25"> <text:s text:c="7"/></text:span><text:span text:style-name="T19">android</text:span><text:span text:style-name="T27">:id</text:span><text:span text:style-name="T23">="@+id/toggleButton2"</text:span><text:line-break/><text:span text:style-name="T23"> <text:s text:c="7"/></text:span><text:span text:style-name="T19">android</text:span><text:span text:style-name="T27">:layout_width</text:span><text:span text:style-name="T23">="wrap_content"</text:span><text:line-break/><text:span text:style-name="T23"> <text:s text:c="7"/></text:span><text:span text:style-name="T19">android</text:span><text:span text:style-name="T27">:layout_height</text:span><text:span text:style-name="T23">="wrap_content"</text:span><text:line-break/><text:span text:style-name="T23"> <text:s text:c="7"/></text:span><text:span text:style-name="T19">android</text:span><text:span text:style-name="T27">:layout_alignParentTop</text:span><text:span text:style-name="T23">="true"</text:span><text:line-break/><text:span text:style-name="T23"> <text:s text:c="7"/></text:span><text:span text:style-name="T19">android</text:span><text:span text:style-name="T27">:layout_marginTop</text:span><text:span text:style-name="T23">="185dp"</text:span><text:line-break/><text:span text:style-name="T23"> <text:s text:c="7"/></text:span><text:span text:style-name="T19">android</text:span><text:span text:style-name="T27">:textOff</text:span><text:span text:style-name="T23">="ON"</text:span><text:line-break/><text:span text:style-name="T23"> <text:s text:c="7"/></text:span><text:span text:style-name="T19">android</text:span><text:span text:style-name="T27">:textOn</text:span><text:span text:style-name="T23">="OFF"</text:span><text:line-break/><text:span text:style-name="T23"> <text:s text:c="7"/></text:span><text:span text:style-name="T19">android</text:span><text:span text:style-name="T27">:text</text:span><text:span text:style-name="T23">="ToggleButton" </text:span><text:span text:style-name="T25">/&gt;</text:span><text:line-break/><text:line-break/><text:span text:style-name="T25"> <text:s text:c="3"/>&lt;Button</text:span><text:line-break/><text:span text:style-name="T25"> <text:s text:c="7"/></text:span><text:span text:style-name="T19">android</text:span><text:span text:style-name="T27">:id</text:span><text:span text:style-name="T23">="@+id/button"</text:span><text:line-break/><text:span text:style-name="T23"> <text:s text:c="7"/></text:span><text:span text:style-name="T19">android</text:span><text:span text:style-name="T27">:layout_width</text:span><text:span text:style-name="T23">="wrap_content"</text:span><text:line-break/><text:span text:style-name="T23"> <text:s text:c="7"/></text:span><text:span text:style-name="T19">android</text:span><text:span text:style-name="T27">:layout_height</text:span><text:span text:style-name="T23">="wrap_content"</text:span><text:line-break/><text:span text:style-name="T23"> <text:s text:c="7"/></text:span><text:span text:style-name="T19">android</text:span><text:span text:style-name="T27">:layout_below</text:span><text:span text:style-name="T23">="@+id/toggleButton2"</text:span><text:line-break/><text:span text:style-name="T23"> <text:s text:c="7"/></text:span><text:span text:style-name="T19">android</text:span><text:span text:style-name="T27">:layout_marginTop</text:span><text:span text:style-name="T23">="127dp"</text:span><text:line-break/><text:span text:style-name="T23"> <text:s text:c="7"/></text:span><text:span text:style-name="T19">android</text:span><text:span text:style-name="T27">:text</text:span><text:span text:style-name="T23">="Submit" </text:span><text:span text:style-name="T25">/&gt;</text:span><text:line-break/><text:line-break/><text:span text:style-name="T25">&lt;/RelativeLayout&gt;</text:span><text:line-break/></text:p>
      <text:p text:style-name="P14"><text:span text:style-name="T33"><text:line-break/><text:line-break/></text:span></text:p>
      <text:p text:style-name="P12"><text:span text:style-name="T30"/></text:p>
      <text:p text:style-name="P10"><text:line-break/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30T11:48:14.963558810</meta:creation-date>
    <dc:date>2023-10-31T10:47:52.118173333</dc:date>
    <meta:editing-duration>PT41M2S</meta:editing-duration>
    <meta:editing-cycles>7</meta:editing-cycles>
    <meta:generator>LibreOffice/6.4.7.2$Linux_X86_64 LibreOffice_project/40$Build-2</meta:generator>
    <meta:document-statistic meta:table-count="4" meta:image-count="0" meta:object-count="0" meta:page-count="7" meta:paragraph-count="69" meta:word-count="689" meta:character-count="10390" meta:non-whitespace-character-count="8451"/>
  </office:meta>
</office:document-meta>
</file>